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4586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svg:stroke-width="0.102cm" svg:stroke-color="#0066cc" draw:marker-end="Arrow" draw:marker-end-width="0.30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stroke-dash="Fine_20_Dashed" svg:stroke-width="0.102cm" svg:stroke-color="#ff66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006699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0066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2.667cm" svg:x="1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02cm" svg:height="2.667cm" svg:x="10.938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95cm" svg:height="0.962cm" svg:x="5.046cm" svg:y="1cm">
          <draw:text-box>
            <text:p text:style-name="P2"><text:span text:style-name="T1">Guest</text:span></text:p>
          </draw:text-box>
        </draw:frame>
        <draw:frame draw:style-name="gr3" draw:text-style-name="P2" draw:layer="layout" svg:width="3.529cm" svg:height="0.962cm" svg:x="11.825cm" svg:y="1cm">
          <draw:text-box>
            <text:p text:style-name="P2"><text:span text:style-name="T1">Hypervisor</text:span></text:p>
          </draw:text-box>
        </draw:frame>
        <draw:custom-shape draw:style-name="gr4" draw:text-style-name="P3" draw:layer="layout" svg:width="3.048cm" svg:height="1.324cm" svg:x="1.508cm" svg:y="2.089cm">
          <text:p text:style-name="P3"><text:span text:style-name="T1">vCP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24cm" svg:x="6.08cm" svg:y="2.089cm">
          <text:p text:style-name="P3"><text:span text:style-name="T1">Stage 1</text:span></text:p>
          <text:p text:style-name="P3"><text:span text:style-name="T1">MMU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56cm" svg:y1="2.764cm" svg:x2="6.08cm" svg:y2="2.764cm" svg:d="M4556 2764h1524" svg:viewBox="0 0 1525 1">
          <text:p/>
        </draw:connector>
        <draw:custom-shape draw:style-name="gr4" draw:text-style-name="P3" draw:layer="layout" svg:width="3.048cm" svg:height="1.324cm" svg:x="12.065cm" svg:y="2.089cm">
          <text:p text:style-name="P3"><text:span text:style-name="T1">Stage 2</text:span></text:p>
          <text:p text:style-name="P3"><text:span text:style-name="T1">MMU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128cm" svg:y1="2.764cm" svg:x2="12.065cm" svg:y2="2.764cm" svg:d="M9128 2764h2937" svg:viewBox="0 0 2938 1">
          <text:p/>
        </draw:connector>
        <draw:frame draw:style-name="gr6" draw:text-style-name="P4" draw:layer="layout" svg:width="1.468cm" svg:height="0.827cm" svg:x="4.485cm" svg:y="2.746cm">
          <draw:text-box>
            <text:p text:style-name="P4"><text:span text:style-name="T2">GVA</text:span></text:p>
          </draw:text-box>
        </draw:frame>
        <draw:frame draw:style-name="gr6" draw:text-style-name="P4" draw:layer="layout" svg:width="1.137cm" svg:height="0.827cm" svg:x="16.367cm" svg:y="2.746cm">
          <draw:text-box>
            <text:p text:style-name="P4"><text:span text:style-name="T2">PA</text:span></text:p>
          </draw:text-box>
        </draw:frame>
        <draw:frame draw:style-name="gr6" draw:text-style-name="P4" draw:layer="layout" svg:width="1.256cm" svg:height="0.827cm" svg:x="9.763cm" svg:y="2.746cm">
          <draw:text-box>
            <text:p text:style-name="P4"><text:span text:style-name="T2">IPA</text:span></text:p>
          </draw:text-box>
        </draw:frame>
        <draw:line draw:style-name="gr5" draw:text-style-name="P1" draw:layer="layout" svg:x1="15.097cm" svg:y1="2.764cm" svg:x2="17.51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79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1:33:43.694075782</meta:creation-date>
    <dc:date>2015-01-30T11:57:00.293033861</dc:date>
    <meta:editing-duration>PT7M12S</meta:editing-duration>
    <meta:editing-cycles>2</meta:editing-cycles>
    <meta:generator>LibreOffice/4.2.6.3$Linux_X86_64 LibreOffice_project/420m0$Build-3</meta:generator>
    <meta:document-statistic meta:object-count="13"/>
  </office:meta>
</office:document-meta>
</file>